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P</mi>
                <mn>1</mn>
              </msub>
              <mo stretchy="false">⋅</mo>
              <msubsup>
                <mi>V</mi>
                <mn>1</mn>
                <mi>γ</mi>
              </msubsup>
            </mrow>
            <mo stretchy="false">=</mo>
            <mi>c</mi>
          </mrow>
        </mtd>
      </mtr>
      <mtr>
        <mtd>
          <mrow>
            <mrow>
              <msub>
                <mi>P</mi>
                <mn>2</mn>
              </msub>
              <mo stretchy="false">⋅</mo>
              <msubsup>
                <mi>V</mi>
                <mn>2</mn>
                <mi>γ</mi>
              </msubsup>
            </mrow>
            <mo stretchy="false">=</mo>
            <mi>c</mi>
          </mrow>
        </mtd>
      </mtr>
      <mtr>
        <mtd>
          <mrow/>
        </mtd>
      </mtr>
      <mtr>
        <mtd>
          <mrow>
            <mtext/>
            <mo stretchy="false">⇒</mo>
            <mrow>
              <mrow>
                <msub>
                  <mi>P</mi>
                  <mn>1</mn>
                </msub>
                <mo stretchy="false">⋅</mo>
                <msubsup>
                  <mi>V</mi>
                  <mn>1</mn>
                  <mi>γ</mi>
                </msubsup>
              </mrow>
              <mo stretchy="false">=</mo>
              <mrow>
                <msub>
                  <mi>P</mi>
                  <mn>2</mn>
                </msub>
                <mo stretchy="false">⋅</mo>
                <msubsup>
                  <mi>V</mi>
                  <mn>2</mn>
                  <mi>γ</mi>
                </msubsup>
              </mrow>
            </mrow>
          </mrow>
        </mtd>
      </mtr>
      <mtr>
        <mtd>
          <mrow/>
        </mtd>
      </mtr>
      <mtr>
        <mtd>
          <mrow>
            <mtext/>
            <mo stretchy="false">⇒</mo>
            <mrow>
              <msub>
                <mi>P</mi>
                <mn>2</mn>
              </msub>
              <mo stretchy="false">=</mo>
              <mfrac>
                <mrow>
                  <msub>
                    <mi>P</mi>
                    <mn>1</mn>
                  </msub>
                  <mo stretchy="false">⋅</mo>
                  <msubsup>
                    <mi>V</mi>
                    <mn>1</mn>
                    <mi>γ</mi>
                  </msubsup>
                </mrow>
                <msubsup>
                  <mi>V</mi>
                  <mn>2</mn>
                  <mi>γ</mi>
                </msubsup>
              </mfrac>
              <mo stretchy="false">=</mo>
              <mfrac>
                <mi>c</mi>
                <msubsup>
                  <mi>V</mi>
                  <mn>2</mn>
                  <mi>γ</mi>
                </msubsup>
              </mfrac>
            </mrow>
          </mrow>
        </mtd>
      </mtr>
      <mtr>
        <mtd>
          <mrow/>
        </mtd>
      </mtr>
      <mtr>
        <mtd>
          <mrow>
            <mtext/>
            <mo stretchy="false">⇒</mo>
            <mi>δ</mi>
            <mrow>
              <mi>P</mi>
              <mo stretchy="false">=</mo>
              <mfrac>
                <mi>c</mi>
                <mrow>
                  <mi>δ</mi>
                  <msup>
                    <mi>V</mi>
                    <mi>γ</mi>
                  </msup>
                </mrow>
              </mfrac>
            </mrow>
          </mrow>
        </mtd>
      </mtr>
    </mtable>
    <annotation encoding="StarMath 5.0">P_1 cdot V_1 ^ %gamma = c newline
P_2 cdot V_2 ^ %gamma = c newline newline
"" drarrow P_1 cdot V_1 ^ %gamma = P_2 cdot V_2 ^ %gamma newline newline
"" drarrow P_2 = { P_1 cdot V_1 ^ %gamma } over { V_2 ^ %gamma } 
= c over { V_2 ^ %gamma } newline newline

"" drarrow %delta P = c over { %delta V ^ %gamma }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3:31:43.819763013</meta:creation-date>
    <dc:date>2020-06-28T13:39:44.896063575</dc:date>
    <meta:editing-duration>PT8M</meta:editing-duration>
    <meta:editing-cycles>2</meta:editing-cycles>
    <meta:generator>LibreOffice/6.4.3.2$Linux_X86_64 LibreOffice_project/40$Build-2</meta:generator>
  </office:meta>
</office:document-meta>
</file>